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15.00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5.554cm"/>
    </style:style>
    <style:style style:name="co6" style:family="table-column">
      <style:table-column-properties fo:break-before="auto" style:column-width="19.14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9" style:family="table-column">
      <style:table-column-properties fo:break-before="auto" style:column-width="33.415cm"/>
    </style:style>
    <style:style style:name="ro1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1.11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size="15pt" style:font-name-asian="Droid Sans Fallback" style:font-size-asian="15pt" style:font-name-complex="FreeSans" style:font-size-complex="15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position="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position="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style:text-position="" fo:font-size="15pt" fo:font-weight="normal" style:font-size-asian="15pt" style:font-weight-asian="normal" style:font-size-complex="15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text-position="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position="" fo:font-size="15pt" fo:font-weight="normal" style:font-size-asian="15pt" style:font-weight-asian="normal" style:font-size-complex="15pt" style:font-weight-complex="normal"/>
    </style:style>
    <style:style style:name="ce17" style:family="table-cell" style:parent-style-name="Default">
      <style:text-properties fo:color="#000000" style:text-position="" style:font-name="Liberation Sans" fo:font-size="15pt" style:font-name-asian="Droid Sans Fallback" style:font-size-asian="15pt" style:font-name-complex="FreeSans" style:font-size-complex="15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position="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1" style:family="table-cell" style:parent-style-name="Default">
      <style:text-properties style:text-position="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2" style:family="table-cell" style:parent-style-name="Default">
      <style:text-properties style:text-position="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ext-properties style:text-position="" fo:font-size="15pt" style:font-size-asian="15pt" style:font-size-complex="15pt"/>
    </style:style>
    <style:style style:name="ce24" style:family="table-cell" style:parent-style-name="Default">
      <style:text-properties fo:color="#3333ff" style:text-position="" fo:font-size="15pt" style:font-size-asian="15pt" style:font-size-complex="15pt"/>
    </style:style>
    <style:style style:name="ce25" style:family="table-cell" style:parent-style-name="Default">
      <style:text-properties fo:color="#3333ff" style:text-position=""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>
      <style:text-properties fo:color="#ff3333" style:text-position="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ext-properties style:text-position="" style:font-name="Liberation Sans" fo:font-size="15pt" style:font-name-asian="Droid Sans Fallback" style:font-size-asian="15pt" style:font-name-complex="FreeSans" style:font-size-complex="15pt"/>
    </style:style>
    <style:style style:name="ce28" style:family="table-cell" style:parent-style-name="Default">
      <style:text-properties fo:color="#3333ff" style:text-position="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29" style:family="table-cell" style:parent-style-name="Default">
      <style:text-properties style:text-position="" fo:font-size="15pt" fo:font-weight="normal" style:font-size-asian="15pt" style:font-weight-asian="normal" style:font-size-complex="15pt" style:font-weight-complex="normal"/>
    </style:style>
    <style:style style:name="ce30" style:family="table-cell" style:parent-style-name="Default">
      <style:text-properties fo:color="#3333ff" style:text-position="" fo:font-size="26pt" fo:font-weight="bold" style:font-size-asian="26pt" style:font-weight-asian="bold" style:font-size-complex="26pt" style:font-weight-complex="bold"/>
    </style:style>
    <style:style style:name="ce31" style:family="table-cell" style:parent-style-name="Default">
      <style:text-properties fo:color="#3333ff" style:text-position="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text-position=""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style:text-position="" fo:font-size="15pt" style:font-size-asian="15pt" style:font-size-complex="15pt"/>
    </style:style>
    <style:style style:name="ce36" style:family="table-cell" style:parent-style-name="Default">
      <style:text-properties fo:color="#009933" style:text-position="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text-position="" fo:font-size="15pt" style:font-size-asian="15pt" style:font-size-complex="15pt"/>
    </style:style>
    <style:style style:name="ce3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 fo:font-size="15pt" style:font-size-asian="15pt" style:font-size-complex="15pt"/>
    </style:style>
    <style:style style:name="ce3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 fo:font-size="15pt" fo:font-style="italic" style:font-size-asian="15pt" style:font-style-asian="italic" style:font-size-complex="15pt" style:font-style-complex="italic"/>
    </style:style>
    <style:style style:name="ce4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style:text-position=""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style:text-position="" fo:font-size="15pt" style:font-size-asian="15pt" style:font-size-complex="15pt"/>
    </style:style>
    <style:style style:name="ce44" style:family="table-cell" style:parent-style-name="Default">
      <style:text-properties fo:color="#6600ff" style:text-position="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style:text-position=""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text-position="" fo:font-size="15pt" style:font-size-asian="15pt" style:font-size-complex="15pt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style:text-position="" fo:font-size="24pt" fo:font-weight="bold" style:font-size-asian="24pt" style:font-weight-asian="bold" style:font-size-complex="24pt" style:font-weight-complex="bold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style:text-position=""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style:text-position="" fo:font-size="24pt" fo:font-weight="bold" style:font-size-asian="24pt" style:font-weight-asian="bold" style:font-size-complex="24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6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ext-properties fo:color="#0000ff" style:text-position=""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>
      <style:text-properties fo:color="#6600ff" style:text-position="" fo:font-size="15pt" style:font-size-asian="15pt" style:font-size-complex="15pt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5pt" style:font-size-asian="15pt" style:font-size-complex="15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text-position="" fo:font-size="15pt" style:font-size-asian="15pt" style:font-size-complex="15pt"/>
    </style:style>
    <style:style style:name="ce43" style:family="table-cell" style:parent-style-name="Default">
      <style:text-properties style:text-position="" fo:font-size="20pt" style:font-size-asian="20pt" style:font-size-complex="20pt"/>
    </style:style>
    <style:style style:name="ce45" style:family="table-cell" style:parent-style-name="Default">
      <style:text-properties style:text-position="" fo:font-size="14pt" style:font-size-asian="14pt" style:font-size-complex="14pt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48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49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79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83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8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>
      <style:text-properties fo:font-size="15pt" style:font-size-asian="15pt" style:font-size-complex="15pt"/>
    </style:style>
    <style:style style:name="ce86" style:family="table-cell" style:parent-style-name="Default">
      <style:text-properties fo:color="#3333ff" fo:font-size="15pt" style:font-size-asian="15pt" style:font-size-complex="15pt"/>
    </style:style>
    <style:style style:name="ce87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88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90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91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92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93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98" style:family="table-cell" style:parent-style-name="Default">
      <style:text-properties fo:color="#009933" fo:font-size="15pt" style:font-size-asian="15pt" style:font-size-complex="15pt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10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0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10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10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105" style:family="table-cell" style:parent-style-name="Default">
      <style:text-properties fo:color="#6600ff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13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114" style:family="table-cell" style:parent-style-name="Default">
      <style:text-properties fo:color="#6600ff" fo:font-size="15pt" style:font-size-asian="15pt" style:font-size-complex="15pt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117" style:family="table-cell" style:parent-style-name="Default">
      <style:text-properties fo:font-size="20pt" style:font-size-asian="20pt" style:font-size-complex="20pt"/>
    </style:style>
    <style:style style:name="ce118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119" style:family="table-cell" style:parent-style-name="Default">
      <style:text-properties fo:font-size="14pt" style:font-size-asian="14pt" style:font-size-complex="14pt"/>
    </style:style>
    <style:style style:name="ce120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1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124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125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5" style:family="text">
      <style:text-properties fo:font-size="24pt" fo:font-weight="bold" style:font-size-asian="24pt" style:font-size-complex="24pt" style:font-weight-asian="bold" style:font-weight-complex="bold"/>
    </style:style>
    <style:style style:name="T6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5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7" office:value-type="string" calcext:value-type="string">
            <text:p>Assignment (# of problems)</text:p>
          </table:table-cell>
          <table:table-cell table:style-name="ce32" office:value-type="string" calcext:value-type="string">
            <text:p>Solved</text:p>
          </table:table-cell>
          <table:table-cell table:style-name="ce32" office:value-type="string" calcext:value-type="string">
            <text:p>Time (Hrs)</text:p>
          </table:table-cell>
          <table:table-cell table:style-name="ce32" office:value-type="string" calcext:value-type="string">
            <text:p>Date</text:p>
          </table:table-cell>
          <table:table-cell table:style-name="ce56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3 problem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string" calcext:value-type="string">
            <text:p>21/07/2017 (Fri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3 problem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7-22" calcext:value-type="date">
            <text:p>42938</text:p>
          </table:table-cell>
          <table:table-cell table:style-name="ce23" office:value-type="string" calcext:value-type="string">
            <text:p>Editorial solution : 0</text:p>
          </table:table-cell>
          <table:table-cell table:number-columns-repeated="3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7-23" calcext:value-type="date">
            <text:p>42939</text:p>
          </table:table-cell>
          <table:table-cell table:style-name="ce23" office:value-type="string" calcext:value-type="string">
            <text:p>Editorial solution : 1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3 : IPCTRAIN, EXPTREE, PSHTTR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7-24" calcext:value-type="date">
            <text:p>42940</text:p>
          </table:table-cell>
          <table:table-cell table:style-name="ce23" office:value-type="string" calcext:value-type="string">
            <text:p>tried IPCTRAIN</text:p>
          </table:table-cell>
          <table:table-cell table:number-columns-repeated="3"/>
        </table:table-row>
        <table:table-row table:style-name="ro5">
          <table:table-cell table:style-name="ce9" office:value-type="string" calcext:value-type="string">
            <text:p>3 : IPCTRAIN, EXPTREE, PSHTTR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7-25" calcext:value-type="date">
            <text:p>42941</text:p>
          </table:table-cell>
          <table:table-cell table:style-name="ce23" office:value-type="string" calcext:value-type="string">
            <text:p>solved IPCTRAIN</text:p>
          </table:table-cell>
          <table:table-cell table:number-columns-repeated="3"/>
        </table:table-row>
        <table:table-row table:style-name="ro5">
          <table:table-cell table:style-name="ce10" office:value-type="string" calcext:value-type="string">
            <text:p>Read 3 Editorials for IPCTRAIN; EXPTREE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7-26" calcext:value-type="date">
            <text:p>42942</text:p>
          </table:table-cell>
          <table:table-cell table:style-name="ce23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5">
          <table:table-cell table:style-name="ce10" office:value-type="string" calcext:value-type="string">
            <text:p>Read 1 Editorial for IPCTRAIN; EXPTREE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date" office:date-value="2017-07-27" calcext:value-type="date">
            <text:p>42943</text:p>
          </table:table-cell>
          <table:table-cell table:style-name="ce23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5">
          <table:table-cell table:style-name="ce11" office:value-type="string" calcext:value-type="string" table:number-columns-spanned="5" table:number-rows-spanned="1">
            <text:p>Week-2 (Super Specific Goal : Solve all problems in chapter-1) <text:s/>: Not achieved</text:p>
          </table:table-cell>
          <table:covered-table-cell table:number-columns-repeated="3" table:style-name="ce33"/>
          <table:covered-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omputer Programming 3 Book : introduction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string" calcext:value-type="string">
            <text:p>28/07/2017 (Fri)</text:p>
          </table:table-cell>
          <table:table-cell table:style-name="ce23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Datastructres : Chapter 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7-29" calcext:value-type="date">
            <text:p>42945</text:p>
          </table:table-cell>
          <table:table-cell table:style-name="ce23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Practice Chapter 1 problem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7-30" calcext:value-type="date">
            <text:p>42946</text:p>
          </table:table-cell>
          <table:table-cell table:style-name="ce23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understand segment-trees, fenwick-tress, disjointset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7-31" calcext:value-type="date">
            <text:p>42947</text:p>
          </table:table-cell>
          <table:table-cell table:style-name="ce23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understand paradigm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8-01" calcext:value-type="date">
            <text:p>42948</text:p>
          </table:table-cell>
          <table:table-cell table:style-name="ce23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CLRS book : Graphs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office:value-type="date" office:date-value="2017-08-02" calcext:value-type="date">
            <text:p>42949</text:p>
          </table:table-cell>
          <table:table-cell table:style-name="ce23" office:value-type="string" calcext:value-type="string">
            <text:p>Graph problems in CLRS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Clrs : reading graph theory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date" office:date-value="2017-08-03" calcext:value-type="date">
            <text:p>42950</text:p>
          </table:table-cell>
          <table:table-cell table:style-name="ce23" office:value-type="string" calcext:value-type="string">
            <text:p>Bfs, dfs 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33"/>
          <table:covered-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LRS: BST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string" calcext:value-type="string">
            <text:p>04/08/2017 (Fri)</text:p>
          </table:table-cell>
          <table:table-cell table:style-name="ce23" office:value-type="string" calcext:value-type="string">
            <text:p>no clear output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RESCALC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date" office:date-value="2017-08-05" calcext:value-type="date">
            <text:p>42952</text:p>
          </table:table-cell>
          <table:table-cell table:style-name="ce23" office:value-type="string" calcext:value-type="string">
            <text:p>adhoc problems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Spoj : basics 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date" office:date-value="2017-08-06" calcext:value-type="date">
            <text:p>42953</text:p>
          </table:table-cell>
          <table:table-cell table:style-name="ce27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Spoj : basics 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8-07" calcext:value-type="date">
            <text:p>42954</text:p>
          </table:table-cell>
          <table:table-cell table:style-name="ce27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Spoj : basics 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8-08" calcext:value-type="date">
            <text:p>42955</text:p>
          </table:table-cell>
          <table:table-cell table:style-name="ce23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5">
          <table:table-cell table:style-name="ce13" office:value-type="string" calcext:value-type="string">
            <text:p>edx course : Introductio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office:value-type="date" office:date-value="2017-08-09" calcext:value-type="date">
            <text:p>42956</text:p>
          </table:table-cell>
          <table:table-cell table:style-name="ce23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5">
          <table:table-cell table:style-name="ce14" office:value-type="string" calcext:value-type="string">
            <text:p>edx course: <text:s/>practic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1" office:value-type="date" office:date-value="2017-08-10" calcext:value-type="date">
            <text:p>42957</text:p>
          </table:table-cell>
          <table:table-cell table:style-name="ce57" office:value-type="string" calcext:value-type="string">
            <text:p>edx course exercises</text:p>
          </table:table-cell>
          <table:table-cell table:number-columns-repeated="3"/>
        </table:table-row>
        <table:table-row table:style-name="ro5">
          <table:table-cell table:style-name="ce14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34"/>
          <table:covered-table-cell table:style-name="ce41"/>
          <table:covered-table-cell table:style-name="ce57"/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33"/>
          <table:covered-table-cell table:style-name="ce23"/>
          <table:table-cell table:number-columns-repeated="3"/>
        </table:table-row>
        <table:table-row table:style-name="ro5">
          <table:table-cell table:style-name="ce16" office:value-type="string" calcext:value-type="string">
            <text:p>edx course : pract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string" calcext:value-type="string">
            <text:p>11/08/2017 (Fri)</text:p>
          </table:table-cell>
          <table:table-cell table:style-name="ce23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5">
          <table:table-cell table:style-name="ce16" office:value-type="string" calcext:value-type="string">
            <text:p>edx course : pract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string" calcext:value-type="string">
            <text:p>12/08/17 (Sat)</text:p>
          </table:table-cell>
          <table:table-cell table:style-name="ce23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5">
          <table:table-cell table:style-name="ce17" office:value-type="string" calcext:value-type="string">
            <text:p>edx course : pract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8-13" calcext:value-type="date">
            <text:p>42960</text:p>
          </table:table-cell>
          <table:table-cell table:style-name="ce23" office:value-type="string" calcext:value-type="string">
            <text:p>Geometry problem</text:p>
          </table:table-cell>
          <table:table-cell table:number-columns-repeated="3"/>
        </table:table-row>
        <table:table-row table:style-name="ro5">
          <table:table-cell table:style-name="ce17" office:value-type="string" calcext:value-type="string">
            <text:p>edx course : pract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8-14" calcext:value-type="date">
            <text:p>42961</text:p>
          </table:table-cell>
          <table:table-cell table:style-name="ce23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5">
          <table:table-cell table:style-name="ce18" office:value-type="string" calcext:value-type="string">
            <text:p>edx course : <text:s/>Theory <text:s/>: Linear D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8-15" calcext:value-type="date">
            <text:p>42962</text:p>
          </table:table-cell>
          <table:table-cell table:style-name="ce23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5">
          <table:table-cell table:style-name="ce18" office:value-type="string" calcext:value-type="string">
            <text:p>edx course : <text:s/>Theory <text:s/>: Linear D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8-16" calcext:value-type="date">
            <text:p>42963</text:p>
          </table:table-cell>
          <table:table-cell table:style-name="ce23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5">
          <table:table-cell table:style-name="ce16" office:value-type="string" calcext:value-type="string">
            <text:p>edx course : <text:s/>practic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date" office:date-value="2017-08-17" calcext:value-type="date">
            <text:p>42964</text:p>
          </table:table-cell>
          <table:table-cell table:style-name="ce23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5">
          <table:table-cell table:style-name="ce19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35"/>
          <table:covered-table-cell table:style-name="ce37"/>
          <table:covered-table-cell table:style-name="ce44"/>
          <table:covered-table-cell table:style-name="ce58"/>
          <table:table-cell table:number-columns-repeated="3"/>
        </table:table-row>
        <table:table-row table:style-name="ro5">
          <table:table-cell table:style-name="ce19" office:value-type="string" calcext:value-type="string" table:number-columns-spanned="5" table:number-rows-spanned="1">
            <text:p>First Month Summary : <text:s/>Medium : 0 <text:s/>Hard : 0 <text:s/>Very-Hard : 0 <text:s text:c="8"/>;; <text:s/>Total-time-spent : 84 hrs </text:p>
          </table:table-cell>
          <table:covered-table-cell table:style-name="ce35"/>
          <table:covered-table-cell table:style-name="ce37"/>
          <table:covered-table-cell table:style-name="ce44"/>
          <table:covered-table-cell table:style-name="ce58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8"/>
          <table:covered-table-cell table:style-name="ce33"/>
          <table:covered-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edx course : <text:s/>practice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string" calcext:value-type="string">
            <text:p>18/08/2017 (Fri)</text:p>
          </table:table-cell>
          <table:table-cell table:style-name="ce23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edx course : <text:s/>pract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8-19" calcext:value-type="date">
            <text:p>42966</text:p>
          </table:table-cell>
          <table:table-cell table:style-name="ce23" office:value-type="string" calcext:value-type="string">
            <text:p>Stacks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edx course : <text:s/>practice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8-20" calcext:value-type="date">
            <text:p>42967</text:p>
          </table:table-cell>
          <table:table-cell table:style-name="ce59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5">
          <table:table-cell table:style-name="ce18" office:value-type="string" calcext:value-type="string">
            <text:p>edx course : Theory : Sorting and Search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date" office:date-value="2017-08-21" calcext:value-type="date">
            <text:p>42968</text:p>
          </table:table-cell>
          <table:table-cell table:style-name="ce23" office:value-type="string" calcext:value-type="string">
            <text:p>Insertion sort</text:p>
          </table:table-cell>
          <table:table-cell table:number-columns-repeated="3"/>
        </table:table-row>
        <table:table-row table:style-name="ro5">
          <table:table-cell table:style-name="ce18" office:value-type="string" calcext:value-type="string">
            <text:p>edx course : Theory : Sorting and Search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date" office:date-value="2017-08-22" calcext:value-type="date">
            <text:p>42969</text:p>
          </table:table-cell>
          <table:table-cell table:style-name="ce23" office:value-type="string" calcext:value-type="string">
            <text:p>Merge Sort</text:p>
          </table:table-cell>
          <table:table-cell table:number-columns-repeated="3"/>
        </table:table-row>
        <table:table-row table:style-name="ro5">
          <table:table-cell table:style-name="ce18" office:value-type="string" calcext:value-type="string">
            <text:p>edx course : Theory : Sorting and Search</text:p>
          </table:table-cell>
          <table:table-cell table:style-name="ce33" table:number-columns-repeated="2"/>
          <table:table-cell table:style-name="ce38" office:value-type="date" office:date-value="2017-08-23" calcext:value-type="date">
            <text:p>42970</text:p>
          </table:table-cell>
          <table:table-cell table:style-name="ce23" office:value-type="string" calcext:value-type="string">
            <text:p>Merge Sort Exercises</text:p>
          </table:table-cell>
          <table:table-cell table:number-columns-repeated="3"/>
        </table:table-row>
        <table:table-row table:style-name="ro5">
          <table:table-cell table:style-name="ce18" office:value-type="string" calcext:value-type="string">
            <text:p>edx course : Theory : Sorting and Search</text:p>
          </table:table-cell>
          <table:table-cell table:style-name="ce33" table:number-columns-repeated="2"/>
          <table:table-cell table:style-name="ce50" office:value-type="date" office:date-value="2017-08-24" calcext:value-type="date">
            <text:p>42971</text:p>
          </table:table-cell>
          <table:table-cell table:style-name="ce23" office:value-type="string" calcext:value-type="string">
            <text:p>Read CLRS : part-2 : Sorting and Order Statistics</text:p>
          </table:table-cell>
          <table:table-cell table:number-columns-repeated="3"/>
        </table:table-row>
        <table:table-row table:style-name="ro5">
          <table:table-cell table:style-name="ce19" office:value-type="string" calcext:value-type="string" table:number-columns-spanned="5" table:number-rows-spanned="1">
            <text:p>Week Summary : <text:s/>Medium : <text:s text:c="2"/>Hard : <text:s text:c="2"/>Very-Hard : <text:s text:c="8"/>;; <text:s/>Total-time-spent : </text:p>
          </table:table-cell>
          <table:covered-table-cell table:number-columns-repeated="2" table:style-name="ce33"/>
          <table:covered-table-cell table:style-name="ce50"/>
          <table:covered-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Edx Course : <text:s/>Graphs)</text:p>
          </table:table-cell>
          <table:covered-table-cell table:number-columns-repeated="2" table:style-name="ce8"/>
          <table:covered-table-cell table:style-name="ce33"/>
          <table:covered-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edx course : <text:s/>practice</text:p>
          </table:table-cell>
          <table:table-cell table:style-name="ce8" table:number-columns-repeated="2"/>
          <table:table-cell table:style-name="ce38" office:value-type="string" calcext:value-type="string">
            <text:p>25/08/2017 (Fri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3" office:value-type="string" calcext:value-type="string">
            <text:p>edx course : <text:s/>Theory : Graphs</text:p>
          </table:table-cell>
          <table:table-cell table:style-name="ce8" table:number-columns-repeated="2"/>
          <table:table-cell table:style-name="ce38" office:value-type="date" office:date-value="2017-08-26" calcext:value-type="date">
            <text:p>42973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3" office:value-type="string" calcext:value-type="string">
            <text:p>edx course : <text:s/>Theory : Graphs</text:p>
          </table:table-cell>
          <table:table-cell table:style-name="ce23" table:number-columns-repeated="2"/>
          <table:table-cell table:style-name="ce38" office:value-type="date" office:date-value="2017-08-27" calcext:value-type="date">
            <text:p>42974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1 : practice</text:p>
          </table:table-cell>
          <table:table-cell table:style-name="ce23" table:number-columns-repeated="2"/>
          <table:table-cell table:style-name="ce38" office:value-type="date" office:date-value="2017-08-28" calcext:value-type="date">
            <text:p>42975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1 : practice</text:p>
          </table:table-cell>
          <table:table-cell table:style-name="ce23" table:number-columns-repeated="2"/>
          <table:table-cell table:style-name="ce38" office:value-type="date" office:date-value="2017-08-29" calcext:value-type="date">
            <text:p>42976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1 : practice</text:p>
          </table:table-cell>
          <table:table-cell table:style-name="ce23" table:number-columns-repeated="2"/>
          <table:table-cell table:style-name="ce38" office:value-type="date" office:date-value="2017-08-30" calcext:value-type="date">
            <text:p>42977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1 : practice</text:p>
          </table:table-cell>
          <table:table-cell table:style-name="ce23" table:number-columns-repeated="2"/>
          <table:table-cell table:style-name="ce38" office:value-type="date" office:date-value="2017-08-31" calcext:value-type="date">
            <text:p>42978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1 : CP3) <text:s/>UVA OJ</text:p>
          </table:table-cell>
          <table:covered-table-cell table:number-columns-repeated="2" table:style-name="ce23"/>
          <table:covered-table-cell table:style-name="ce33"/>
          <table:covered-table-cell table:style-name="ce23"/>
          <table:table-cell table:number-columns-repeated="3"/>
        </table:table-row>
        <table:table-row table:style-name="ro5">
          <table:table-cell table:style-name="ce20" office:value-type="string" calcext:value-type="string">
            <text:p>Chapter1: Read Theory</text:p>
          </table:table-cell>
          <table:table-cell table:style-name="ce23" table:number-columns-repeated="2"/>
          <table:table-cell table:style-name="ce38" office:value-type="string" calcext:value-type="string">
            <text:p>01/09/2017 (Fri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1 : practice</text:p>
          </table:table-cell>
          <table:table-cell table:style-name="ce23" table:number-columns-repeated="2"/>
          <table:table-cell table:style-name="ce38" office:value-type="date" office:date-value="2017-09-02" calcext:value-type="date">
            <text:p>42980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1 : practice</text:p>
          </table:table-cell>
          <table:table-cell table:style-name="ce23" table:number-columns-repeated="2"/>
          <table:table-cell table:style-name="ce38" office:value-type="date" office:date-value="2017-09-03" calcext:value-type="date">
            <text:p>42981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1 : practice</text:p>
          </table:table-cell>
          <table:table-cell table:style-name="ce23" table:number-columns-repeated="2"/>
          <table:table-cell table:style-name="ce38" office:value-type="date" office:date-value="2017-09-04" calcext:value-type="date">
            <text:p>42982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1 : practice</text:p>
          </table:table-cell>
          <table:table-cell table:style-name="ce23" table:number-columns-repeated="2"/>
          <table:table-cell table:style-name="ce38" office:value-type="date" office:date-value="2017-09-05" calcext:value-type="date">
            <text:p>42983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1 : practice</text:p>
          </table:table-cell>
          <table:table-cell table:style-name="ce23" table:number-columns-repeated="2"/>
          <table:table-cell table:style-name="ce38" office:value-type="date" office:date-value="2017-09-06" calcext:value-type="date">
            <text:p>42984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1 : practice</text:p>
          </table:table-cell>
          <table:table-cell table:style-name="ce23" table:number-columns-repeated="2"/>
          <table:table-cell table:style-name="ce38" office:value-type="date" office:date-value="2017-09-07" calcext:value-type="date">
            <text:p>42985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6"/>
          <table:covered-table-cell table:style-name="ce51"/>
          <table:covered-table-cell table:style-name="ce36"/>
          <table:table-cell table:number-columns-repeated="3"/>
        </table:table-row>
        <table:table-row table:style-name="ro5">
          <table:table-cell table:style-name="ce21" office:value-type="string" calcext:value-type="string">
            <text:p>Chapter2 : <text:s/>Read Theory : <text:s/>DS and Libraries</text:p>
          </table:table-cell>
          <table:table-cell table:style-name="ce23" table:number-columns-repeated="2"/>
          <table:table-cell table:style-name="ce38" office:value-type="string" calcext:value-type="string">
            <text:p>08/09/2017 (Fri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2" office:value-type="string" calcext:value-type="string">
            <text:p>Chapter2 : <text:s/>Read Theory</text:p>
          </table:table-cell>
          <table:table-cell table:style-name="ce23" table:number-columns-repeated="2"/>
          <table:table-cell table:style-name="ce38" office:value-type="string" calcext:value-type="string">
            <text:p>09/09/2017 (sat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2 : practice</text:p>
          </table:table-cell>
          <table:table-cell table:style-name="ce23" table:number-columns-repeated="2"/>
          <table:table-cell table:style-name="ce33"/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11" calcext:value-type="date">
            <text:p>42989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12" calcext:value-type="date">
            <text:p>42990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13" calcext:value-type="date">
            <text:p>42991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2 : practice</text:p>
          </table:table-cell>
          <table:table-cell table:style-name="ce23" table:number-columns-repeated="2"/>
          <table:table-cell table:style-name="ce42" office:value-type="date" office:date-value="2017-09-14" calcext:value-type="date">
            <text:p>42992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23"/>
          <table:covered-table-cell table:style-name="ce33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15" calcext:value-type="date">
            <text:p>42993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16" calcext:value-type="date">
            <text:p>42994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17" calcext:value-type="date">
            <text:p>42995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18" calcext:value-type="date">
            <text:p>42996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19" calcext:value-type="date">
            <text:p>42997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20" calcext:value-type="date">
            <text:p>42998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21" calcext:value-type="date">
            <text:p>42999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23"/>
          <table:covered-table-cell table:style-name="ce33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string" calcext:value-type="string">
            <text:p>22/09/2017 (Fri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23" calcext:value-type="date">
            <text:p>43001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24" calcext:value-type="date">
            <text:p>43002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25" calcext:value-type="date">
            <text:p>43003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26" calcext:value-type="date">
            <text:p>43004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27" calcext:value-type="date">
            <text:p>43005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8" office:value-type="string" calcext:value-type="string">
            <text:p>Chapter2 : practice</text:p>
          </table:table-cell>
          <table:table-cell table:style-name="ce23" table:number-columns-repeated="2"/>
          <table:table-cell table:style-name="ce38" office:value-type="date" office:date-value="2017-09-28" calcext:value-type="date">
            <text:p>43006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3)</text:p>
          </table:table-cell>
          <table:covered-table-cell table:number-columns-repeated="2" table:style-name="ce23"/>
          <table:covered-table-cell table:style-name="ce33"/>
          <table:covered-table-cell table:style-name="ce23"/>
          <table:table-cell table:number-columns-repeated="3"/>
        </table:table-row>
        <table:table-row table:style-name="ro5">
          <table:table-cell table:style-name="ce22" office:value-type="string" calcext:value-type="string">
            <text:p>Chapter3 : Read Theory : Problem Solving Paradigms</text:p>
          </table:table-cell>
          <table:table-cell table:style-name="ce23" table:number-columns-repeated="2"/>
          <table:table-cell table:style-name="ce38" office:value-type="date" office:date-value="2017-09-29" calcext:value-type="date">
            <text:p>43007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2" office:value-type="string" calcext:value-type="string">
            <text:p>Chapter3 : Read Theory</text:p>
          </table:table-cell>
          <table:table-cell table:style-name="ce23" table:number-columns-repeated="2"/>
          <table:table-cell table:style-name="ce38" office:value-type="date" office:date-value="2017-09-30" calcext:value-type="date">
            <text:p>43008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01" calcext:value-type="date">
            <text:p>43009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02" calcext:value-type="date">
            <text:p>43010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03" calcext:value-type="date">
            <text:p>43011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04" calcext:value-type="date">
            <text:p>43012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05" calcext:value-type="date">
            <text:p>43013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3)</text:p>
          </table:table-cell>
          <table:covered-table-cell table:number-columns-repeated="2" table:style-name="ce36"/>
          <table:covered-table-cell table:style-name="ce51"/>
          <table:covered-table-cell table:style-name="ce36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string" calcext:value-type="string">
            <text:p>06/10/2017 (Fri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07" calcext:value-type="date">
            <text:p>43015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3"/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09" calcext:value-type="date">
            <text:p>43017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10" calcext:value-type="date">
            <text:p>43018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11" calcext:value-type="date">
            <text:p>43019</text:p>
          </table:table-cell>
          <table:table-cell table:style-name="ce23"/>
          <table:table-cell table:number-columns-repeated="3"/>
        </table:table-row>
        <table:table-row table:style-name="ro6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52" office:value-type="date" office:date-value="2017-10-12" calcext:value-type="date">
            <text:p>43020</text:p>
          </table:table-cell>
          <table:table-cell table:style-name="ce23"/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23"/>
          <table:covered-table-cell table:style-name="ce52"/>
          <table:covered-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23"/>
          <table:covered-table-cell table:style-name="ce33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string" calcext:value-type="string">
            <text:p>13/10/2017 (Fri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14" calcext:value-type="date">
            <text:p>43022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15" calcext:value-type="date">
            <text:p>43023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16" calcext:value-type="date">
            <text:p>43024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17" calcext:value-type="date">
            <text:p>43025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18" calcext:value-type="date">
            <text:p>43026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19" calcext:value-type="date">
            <text:p>43027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string" calcext:value-type="string">
            <text:p>20/10/2017 (Fri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21" calcext:value-type="date">
            <text:p>43029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22" calcext:value-type="date">
            <text:p>43030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23" calcext:value-type="date">
            <text:p>43031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24" calcext:value-type="date">
            <text:p>43032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25" calcext:value-type="date">
            <text:p>43033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3 : practice</text:p>
          </table:table-cell>
          <table:table-cell table:style-name="ce23" table:number-columns-repeated="2"/>
          <table:table-cell table:style-name="ce38" office:value-type="date" office:date-value="2017-10-26" calcext:value-type="date">
            <text:p>43034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2" office:value-type="string" calcext:value-type="string">
            <text:p>Chapter4 : Graph : Theory</text:p>
          </table:table-cell>
          <table:table-cell table:style-name="ce23" table:number-columns-repeated="2"/>
          <table:table-cell table:style-name="ce38" office:value-type="string" calcext:value-type="string">
            <text:p>27/10/2017 (Fri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Graph : Theory</text:p>
          </table:table-cell>
          <table:table-cell table:style-name="ce23" table:number-columns-repeated="2"/>
          <table:table-cell table:style-name="ce38" office:value-type="date" office:date-value="2017-10-28" calcext:value-type="date">
            <text:p>43036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Graph : Theory</text:p>
          </table:table-cell>
          <table:table-cell table:style-name="ce23" table:number-columns-repeated="2"/>
          <table:table-cell table:style-name="ce38" office:value-type="date" office:date-value="2017-10-29" calcext:value-type="date">
            <text:p>43037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Graph : Theory</text:p>
          </table:table-cell>
          <table:table-cell table:style-name="ce23" table:number-columns-repeated="2"/>
          <table:table-cell table:style-name="ce38" office:value-type="date" office:date-value="2017-10-30" calcext:value-type="date">
            <text:p>43038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0-31" calcext:value-type="date">
            <text:p>43039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01" calcext:value-type="date">
            <text:p>43040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02" calcext:value-type="date">
            <text:p>43041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string" calcext:value-type="string">
            <text:p>03/11/2017 (Fri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string" calcext:value-type="string">
            <text:p>04/11/2017 (sat)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05" calcext:value-type="date">
            <text:p>43044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06" calcext:value-type="date">
            <text:p>43045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07" calcext:value-type="date">
            <text:p>43046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08" calcext:value-type="date">
            <text:p>43047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42" office:value-type="date" office:date-value="2017-11-09" calcext:value-type="date">
            <text:p>43048</text:p>
          </table:table-cell>
          <table: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23"/>
          <table:covered-table-cell table:style-name="ce33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10" calcext:value-type="date">
            <text:p>43049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11" calcext:value-type="date">
            <text:p>43050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12" calcext:value-type="date">
            <text:p>43051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13" calcext:value-type="date">
            <text:p>43052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14" calcext:value-type="date">
            <text:p>43053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15" calcext:value-type="date">
            <text:p>43054</text:p>
          </table:table-cell>
          <table:table-cell table:style-name="ce23" office:value-type="string" calcext:value-type="string">
            <text:p>Wednesday</text:p>
          </table:table-cell>
          <table:table-cell table:style-name="ce23"/>
          <table:table-cell table:style-name="ce38"/>
          <table:table-cell table:style-name="ce2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16" calcext:value-type="date">
            <text:p>43055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17" calcext:value-type="date">
            <text:p>43056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18" calcext:value-type="date">
            <text:p>43057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19" calcext:value-type="date">
            <text:p>43058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20" calcext:value-type="date">
            <text:p>43059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21" calcext:value-type="date">
            <text:p>43060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22" calcext:value-type="date">
            <text:p>43061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23" calcext:value-type="date">
            <text:p>43062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24" calcext:value-type="date">
            <text:p>43063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25" calcext:value-type="date">
            <text:p>43064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26" calcext:value-type="date">
            <text:p>43065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27" calcext:value-type="date">
            <text:p>43066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28" calcext:value-type="date">
            <text:p>43067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29" calcext:value-type="date">
            <text:p>43068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4 : practice</text:p>
          </table:table-cell>
          <table:table-cell table:style-name="ce23" table:number-columns-repeated="2"/>
          <table:table-cell table:style-name="ce38" office:value-type="date" office:date-value="2017-11-30" calcext:value-type="date">
            <text:p>43069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2" office:value-type="string" calcext:value-type="string">
            <text:p>Chapter5 : Mathematics : Read Theory</text:p>
          </table:table-cell>
          <table:table-cell table:style-name="ce23" table:number-columns-repeated="2"/>
          <table:table-cell table:style-name="ce38" office:value-type="date" office:date-value="2017-12-01" calcext:value-type="date">
            <text:p>43070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hapter5 : Mathematics : Read Theory</text:p>
          </table:table-cell>
          <table:table-cell table:style-name="ce23" table:number-columns-repeated="2"/>
          <table:table-cell table:style-name="ce38" office:value-type="date" office:date-value="2017-12-02" calcext:value-type="date">
            <text:p>43071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03" calcext:value-type="date">
            <text:p>43072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04" calcext:value-type="date">
            <text:p>43073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05" calcext:value-type="date">
            <text:p>43074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06" calcext:value-type="date">
            <text:p>43075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07" calcext:value-type="date">
            <text:p>43076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08" calcext:value-type="date">
            <text:p>43077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09" calcext:value-type="date">
            <text:p>43078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10" calcext:value-type="date">
            <text:p>43079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11" calcext:value-type="date">
            <text:p>43080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12" calcext:value-type="date">
            <text:p>43081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13" calcext:value-type="date">
            <text:p>43082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14" calcext:value-type="date">
            <text:p>43083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15" calcext:value-type="date">
            <text:p>43084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16" calcext:value-type="date">
            <text:p>43085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17" calcext:value-type="date">
            <text:p>43086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18" calcext:value-type="date">
            <text:p>43087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19" calcext:value-type="date">
            <text:p>43088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20" calcext:value-type="date">
            <text:p>43089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5 : practice</text:p>
          </table:table-cell>
          <table:table-cell table:style-name="ce23" table:number-columns-repeated="2"/>
          <table:table-cell table:style-name="ce38" office:value-type="date" office:date-value="2017-12-21" calcext:value-type="date">
            <text:p>43090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2" office:value-type="string" calcext:value-type="string">
            <text:p>Chapter6 : String Processing : Read Theory</text:p>
          </table:table-cell>
          <table:table-cell table:style-name="ce23" table:number-columns-repeated="2"/>
          <table:table-cell table:style-name="ce38" office:value-type="date" office:date-value="2017-12-22" calcext:value-type="date">
            <text:p>43091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hapter6 : String Processing : Read Theory</text:p>
          </table:table-cell>
          <table:table-cell table:style-name="ce23" table:number-columns-repeated="2"/>
          <table:table-cell table:style-name="ce38" office:value-type="date" office:date-value="2017-12-23" calcext:value-type="date">
            <text:p>43092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hapter6 : String Processing : Read Theory</text:p>
          </table:table-cell>
          <table:table-cell table:style-name="ce23" table:number-columns-repeated="2"/>
          <table:table-cell table:style-name="ce38" office:value-type="date" office:date-value="2017-12-24" calcext:value-type="date">
            <text:p>43093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7-12-25" calcext:value-type="date">
            <text:p>43094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7-12-26" calcext:value-type="date">
            <text:p>43095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7-12-27" calcext:value-type="date">
            <text:p>43096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7-12-28" calcext:value-type="date">
            <text:p>43097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7-12-29" calcext:value-type="date">
            <text:p>43098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7-12-30" calcext:value-type="date">
            <text:p>43099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7-12-31" calcext:value-type="date">
            <text:p>43100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01" calcext:value-type="date">
            <text:p>43101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02" calcext:value-type="date">
            <text:p>43102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03" calcext:value-type="date">
            <text:p>43103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04" calcext:value-type="date">
            <text:p>43104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6">
          <table:table-cell table:style-name="ce2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05" calcext:value-type="date">
            <text:p>43105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06" calcext:value-type="date">
            <text:p>43106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07" calcext:value-type="date">
            <text:p>43107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08" calcext:value-type="date">
            <text:p>43108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09" calcext:value-type="date">
            <text:p>43109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10" calcext:value-type="date">
            <text:p>43110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11" calcext:value-type="date">
            <text:p>43111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12" calcext:value-type="date">
            <text:p>43112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13" calcext:value-type="date">
            <text:p>43113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14" calcext:value-type="date">
            <text:p>43114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15" calcext:value-type="date">
            <text:p>43115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16" calcext:value-type="date">
            <text:p>43116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17" calcext:value-type="date">
            <text:p>43117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6 : practice</text:p>
          </table:table-cell>
          <table:table-cell table:style-name="ce23" table:number-columns-repeated="2"/>
          <table:table-cell table:style-name="ce38" office:value-type="date" office:date-value="2018-01-18" calcext:value-type="date">
            <text:p>43118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23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2" office:value-type="string" calcext:value-type="string">
            <text:p>Chapter7 : Geometry: Read Theory</text:p>
          </table:table-cell>
          <table:table-cell table:style-name="ce23" table:number-columns-repeated="2"/>
          <table:table-cell table:style-name="ce38" office:value-type="date" office:date-value="2018-01-19" calcext:value-type="date">
            <text:p>43119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hapter7 : Geometry: Read Theory</text:p>
          </table:table-cell>
          <table:table-cell table:style-name="ce23" table:number-columns-repeated="2"/>
          <table:table-cell table:style-name="ce38" office:value-type="date" office:date-value="2018-01-20" calcext:value-type="date">
            <text:p>43120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hapter7 : Geometry: Read Theory</text:p>
          </table:table-cell>
          <table:table-cell table:style-name="ce23" table:number-columns-repeated="2"/>
          <table:table-cell table:style-name="ce38" office:value-type="date" office:date-value="2018-01-21" calcext:value-type="date">
            <text:p>43121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style-name="ce23" table:number-columns-repeated="2"/>
          <table:table-cell table:style-name="ce38" office:value-type="date" office:date-value="2018-01-22" calcext:value-type="date">
            <text:p>43122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style-name="ce23" table:number-columns-repeated="2"/>
          <table:table-cell table:style-name="ce38" office:value-type="date" office:date-value="2018-01-23" calcext:value-type="date">
            <text:p>43123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style-name="ce23" table:number-columns-repeated="2"/>
          <table:table-cell table:style-name="ce38" office:value-type="date" office:date-value="2018-01-24" calcext:value-type="date">
            <text:p>43124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1-25" calcext:value-type="date">
            <text:p>43125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1-26" calcext:value-type="date">
            <text:p>43126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1-27" calcext:value-type="date">
            <text:p>43127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1-28" calcext:value-type="date">
            <text:p>43128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1-29" calcext:value-type="date">
            <text:p>43129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1-30" calcext:value-type="date">
            <text:p>43130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1-31" calcext:value-type="date">
            <text:p>43131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2-01" calcext:value-type="date">
            <text:p>43132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2-02" calcext:value-type="date">
            <text:p>43133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2-03" calcext:value-type="date">
            <text:p>43134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2-04" calcext:value-type="date">
            <text:p>43135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2-05" calcext:value-type="date">
            <text:p>43136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2-06" calcext:value-type="date">
            <text:p>43137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2-07" calcext:value-type="date">
            <text:p>43138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7 : practice</text:p>
          </table:table-cell>
          <table:table-cell table:number-columns-repeated="2"/>
          <table:table-cell table:style-name="ce38" office:value-type="date" office:date-value="2018-02-08" calcext:value-type="date">
            <text:p>43139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2" office:value-type="string" calcext:value-type="string">
            <text:p>Chapter8 : More advanced Topics <text:s/>Theory</text:p>
          </table:table-cell>
          <table:table-cell table:number-columns-repeated="2"/>
          <table:table-cell table:style-name="ce38" office:value-type="date" office:date-value="2018-02-09" calcext:value-type="date">
            <text:p>43140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1" office:value-type="string" calcext:value-type="string">
            <text:p>Chapter8 : More advanced Topics <text:s/>Theory</text:p>
          </table:table-cell>
          <table:table-cell table:number-columns-repeated="2"/>
          <table:table-cell table:style-name="ce38" office:value-type="date" office:date-value="2018-02-10" calcext:value-type="date">
            <text:p>43141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1" office:value-type="string" calcext:value-type="string">
            <text:p>Chapter8 : More advanced Topics <text:s/>Theory</text:p>
          </table:table-cell>
          <table:table-cell table:number-columns-repeated="2"/>
          <table:table-cell table:style-name="ce38" office:value-type="date" office:date-value="2018-02-11" calcext:value-type="date">
            <text:p>43142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12" calcext:value-type="date">
            <text:p>43143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13" calcext:value-type="date">
            <text:p>43144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14" calcext:value-type="date">
            <text:p>43145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15" calcext:value-type="date">
            <text:p>43146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16" calcext:value-type="date">
            <text:p>43147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17" calcext:value-type="date">
            <text:p>43148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18" calcext:value-type="date">
            <text:p>43149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19" calcext:value-type="date">
            <text:p>43150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20" calcext:value-type="date">
            <text:p>43151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21" calcext:value-type="date">
            <text:p>43152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22" calcext:value-type="date">
            <text:p>43153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23" calcext:value-type="date">
            <text:p>43154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24" calcext:value-type="date">
            <text:p>43155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25" calcext:value-type="date">
            <text:p>43156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26" calcext:value-type="date">
            <text:p>43157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27" calcext:value-type="date">
            <text:p>43158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2-28" calcext:value-type="date">
            <text:p>43159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3-01" calcext:value-type="date">
            <text:p>43160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3-02" calcext:value-type="date">
            <text:p>43161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3-03" calcext:value-type="date">
            <text:p>43162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3-04" calcext:value-type="date">
            <text:p>43163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3-05" calcext:value-type="date">
            <text:p>43164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3-06" calcext:value-type="date">
            <text:p>43165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3-07" calcext:value-type="date">
            <text:p>43166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3" office:value-type="string" calcext:value-type="string">
            <text:p>Chapter8 : practice</text:p>
          </table:table-cell>
          <table:table-cell table:number-columns-repeated="2"/>
          <table:table-cell table:style-name="ce38" office:value-type="date" office:date-value="2018-03-08" calcext:value-type="date">
            <text:p>43167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2" office:value-type="string" calcext:value-type="string">
            <text:p>Chapter9 : Rare Topics : Theory</text:p>
          </table:table-cell>
          <table:table-cell table:number-columns-repeated="2"/>
          <table:table-cell table:style-name="ce38" office:value-type="date" office:date-value="2018-03-09" calcext:value-type="date">
            <text:p>43168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hapter9 : Rare Topics : Theory</text:p>
          </table:table-cell>
          <table:table-cell table:number-columns-repeated="2"/>
          <table:table-cell table:style-name="ce38" office:value-type="date" office:date-value="2018-03-10" calcext:value-type="date">
            <text:p>43169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hapter9 : Rare Topics : Theory</text:p>
          </table:table-cell>
          <table:table-cell table:number-columns-repeated="2"/>
          <table:table-cell table:style-name="ce38" office:value-type="date" office:date-value="2018-03-11" calcext:value-type="date">
            <text:p>43170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12" calcext:value-type="date">
            <text:p>43171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13" calcext:value-type="date">
            <text:p>43172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14" calcext:value-type="date">
            <text:p>43173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15" calcext:value-type="date">
            <text:p>43174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16" calcext:value-type="date">
            <text:p>43175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17" calcext:value-type="date">
            <text:p>43176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18" calcext:value-type="date">
            <text:p>43177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19" calcext:value-type="date">
            <text:p>43178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20" calcext:value-type="date">
            <text:p>43179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21" calcext:value-type="date">
            <text:p>43180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22" calcext:value-type="date">
            <text:p>43181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23" calcext:value-type="date">
            <text:p>43182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24" calcext:value-type="date">
            <text:p>43183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25" calcext:value-type="date">
            <text:p>43184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26" calcext:value-type="date">
            <text:p>43185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27" calcext:value-type="date">
            <text:p>43186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28" calcext:value-type="date">
            <text:p>43187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7" office:value-type="string" calcext:value-type="string">
            <text:p>Chapter9 : practice</text:p>
          </table:table-cell>
          <table:table-cell table:number-columns-repeated="2"/>
          <table:table-cell table:style-name="ce38" office:value-type="date" office:date-value="2018-03-29" calcext:value-type="date">
            <text:p>43188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3-30" calcext:value-type="date">
            <text:p>43189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3-31" calcext:value-type="date">
            <text:p>43190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01" calcext:value-type="date">
            <text:p>43191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02" calcext:value-type="date">
            <text:p>43192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03" calcext:value-type="date">
            <text:p>43193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04" calcext:value-type="date">
            <text:p>43194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05" calcext:value-type="date">
            <text:p>43195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06" calcext:value-type="date">
            <text:p>43196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07" calcext:value-type="date">
            <text:p>43197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08" calcext:value-type="date">
            <text:p>43198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09" calcext:value-type="date">
            <text:p>43199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10" calcext:value-type="date">
            <text:p>43200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11" calcext:value-type="date">
            <text:p>43201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38" office:value-type="date" office:date-value="2018-04-12" calcext:value-type="date">
            <text:p>43202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13" calcext:value-type="date">
            <text:p>43203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14" calcext:value-type="date">
            <text:p>43204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15" calcext:value-type="date">
            <text:p>43205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16" calcext:value-type="date">
            <text:p>43206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17" calcext:value-type="date">
            <text:p>43207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18" calcext:value-type="date">
            <text:p>43208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19" calcext:value-type="date">
            <text:p>43209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20" calcext:value-type="date">
            <text:p>43210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21" calcext:value-type="date">
            <text:p>43211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22" calcext:value-type="date">
            <text:p>43212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23" calcext:value-type="date">
            <text:p>43213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24" calcext:value-type="date">
            <text:p>43214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25" calcext:value-type="date">
            <text:p>43215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26" calcext:value-type="date">
            <text:p>43216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38"/>
          <table: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27" calcext:value-type="date">
            <text:p>43217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28" calcext:value-type="date">
            <text:p>43218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29" calcext:value-type="date">
            <text:p>43219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4-30" calcext:value-type="date">
            <text:p>43220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01" calcext:value-type="date">
            <text:p>43221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02" calcext:value-type="date">
            <text:p>43222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03" calcext:value-type="date">
            <text:p>43223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04" calcext:value-type="date">
            <text:p>43224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05" calcext:value-type="date">
            <text:p>43225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06" calcext:value-type="date">
            <text:p>43226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07" calcext:value-type="date">
            <text:p>43227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08" calcext:value-type="date">
            <text:p>43228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09" calcext:value-type="date">
            <text:p>43229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10" calcext:value-type="date">
            <text:p>43230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11" calcext:value-type="date">
            <text:p>43231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12" calcext:value-type="date">
            <text:p>43232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13" calcext:value-type="date">
            <text:p>43233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14" calcext:value-type="date">
            <text:p>43234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15" calcext:value-type="date">
            <text:p>43235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16" calcext:value-type="date">
            <text:p>43236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17" calcext:value-type="date">
            <text:p>43237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18" calcext:value-type="date">
            <text:p>43238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19" calcext:value-type="date">
            <text:p>43239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20" calcext:value-type="date">
            <text:p>43240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21" calcext:value-type="date">
            <text:p>43241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22" calcext:value-type="date">
            <text:p>43242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23" calcext:value-type="date">
            <text:p>43243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24" calcext:value-type="date">
            <text:p>43244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25" calcext:value-type="date">
            <text:p>43245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26" calcext:value-type="date">
            <text:p>43246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27" calcext:value-type="date">
            <text:p>43247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28" calcext:value-type="date">
            <text:p>43248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29" calcext:value-type="date">
            <text:p>43249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30" calcext:value-type="date">
            <text:p>43250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5-31" calcext:value-type="date">
            <text:p>43251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01" calcext:value-type="date">
            <text:p>43252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02" calcext:value-type="date">
            <text:p>43253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03" calcext:value-type="date">
            <text:p>43254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04" calcext:value-type="date">
            <text:p>43255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05" calcext:value-type="date">
            <text:p>43256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06" calcext:value-type="date">
            <text:p>43257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07" calcext:value-type="date">
            <text:p>43258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08" calcext:value-type="date">
            <text:p>43259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09" calcext:value-type="date">
            <text:p>43260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10" calcext:value-type="date">
            <text:p>43261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11" calcext:value-type="date">
            <text:p>43262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12" calcext:value-type="date">
            <text:p>43263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13" calcext:value-type="date">
            <text:p>43264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14" calcext:value-type="date">
            <text:p>43265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15" calcext:value-type="date">
            <text:p>43266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16" calcext:value-type="date">
            <text:p>43267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17" calcext:value-type="date">
            <text:p>43268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18" calcext:value-type="date">
            <text:p>43269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19" calcext:value-type="date">
            <text:p>43270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20" calcext:value-type="date">
            <text:p>43271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ACM ICPC World Final Problems</text:p>
          </table:table-cell>
          <table:table-cell table:number-columns-repeated="2"/>
          <table:table-cell table:style-name="ce38" office:value-type="date" office:date-value="2018-06-21" calcext:value-type="date">
            <text:p>43272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0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6-22" calcext:value-type="date">
            <text:p>43273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6-23" calcext:value-type="date">
            <text:p>43274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6-24" calcext:value-type="date">
            <text:p>43275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6-25" calcext:value-type="date">
            <text:p>43276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6-26" calcext:value-type="date">
            <text:p>43277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6-27" calcext:value-type="date">
            <text:p>43278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6-28" calcext:value-type="date">
            <text:p>43279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6-29" calcext:value-type="date">
            <text:p>43280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6-30" calcext:value-type="date">
            <text:p>43281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01" calcext:value-type="date">
            <text:p>43282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02" calcext:value-type="date">
            <text:p>43283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03" calcext:value-type="date">
            <text:p>43284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04" calcext:value-type="date">
            <text:p>43285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05" calcext:value-type="date">
            <text:p>43286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06" calcext:value-type="date">
            <text:p>43287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07" calcext:value-type="date">
            <text:p>43288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08" calcext:value-type="date">
            <text:p>43289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09" calcext:value-type="date">
            <text:p>43290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10" calcext:value-type="date">
            <text:p>43291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11" calcext:value-type="date">
            <text:p>43292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12" calcext:value-type="date">
            <text:p>43293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13" calcext:value-type="date">
            <text:p>43294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14" calcext:value-type="date">
            <text:p>43295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15" calcext:value-type="date">
            <text:p>43296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16" calcext:value-type="date">
            <text:p>43297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17" calcext:value-type="date">
            <text:p>43298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18" calcext:value-type="date">
            <text:p>43299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19" calcext:value-type="date">
            <text:p>43300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20" calcext:value-type="date">
            <text:p>43301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21" calcext:value-type="date">
            <text:p>43302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22" calcext:value-type="date">
            <text:p>43303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23" calcext:value-type="date">
            <text:p>43304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24" calcext:value-type="date">
            <text:p>43305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25" calcext:value-type="date">
            <text:p>43306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26" calcext:value-type="date">
            <text:p>43307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7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27" calcext:value-type="date">
            <text:p>43308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28" calcext:value-type="date">
            <text:p>43309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29" calcext:value-type="date">
            <text:p>43310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30" calcext:value-type="date">
            <text:p>43311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7-31" calcext:value-type="date">
            <text:p>43312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01" calcext:value-type="date">
            <text:p>43313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02" calcext:value-type="date">
            <text:p>43314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7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03" calcext:value-type="date">
            <text:p>43315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04" calcext:value-type="date">
            <text:p>43316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05" calcext:value-type="date">
            <text:p>43317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06" calcext:value-type="date">
            <text:p>43318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07" calcext:value-type="date">
            <text:p>43319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08" calcext:value-type="date">
            <text:p>43320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09" calcext:value-type="date">
            <text:p>43321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10" calcext:value-type="date">
            <text:p>43322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11" calcext:value-type="date">
            <text:p>43323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12" calcext:value-type="date">
            <text:p>43324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13" calcext:value-type="date">
            <text:p>43325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14" calcext:value-type="date">
            <text:p>43326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15" calcext:value-type="date">
            <text:p>43327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16" calcext:value-type="date">
            <text:p>43328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5">
          <table:table-cell table:style-name="ce12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17" calcext:value-type="date">
            <text:p>43329</text:p>
          </table:table-cell>
          <table:table-cell table:style-name="ce22" office:value-type="string" calcext:value-type="string">
            <text:p>Fri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18" calcext:value-type="date">
            <text:p>43330</text:p>
          </table:table-cell>
          <table:table-cell table:style-name="ce23" office:value-type="string" calcext:value-type="string">
            <text:p>Satur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19" calcext:value-type="date">
            <text:p>43331</text:p>
          </table:table-cell>
          <table:table-cell table:style-name="ce23" office:value-type="string" calcext:value-type="string">
            <text:p>Su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20" calcext:value-type="date">
            <text:p>43332</text:p>
          </table:table-cell>
          <table:table-cell table:style-name="ce23" office:value-type="string" calcext:value-type="string">
            <text:p>Mon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21" calcext:value-type="date">
            <text:p>43333</text:p>
          </table:table-cell>
          <table:table-cell table:style-name="ce23" office:value-type="string" calcext:value-type="string">
            <text:p>Tuesday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38" office:value-type="date" office:date-value="2018-08-22" calcext:value-type="date">
            <text:p>43334</text:p>
          </table:table-cell>
          <table:table-cell table:style-name="ce23" office:value-type="string" calcext:value-type="string">
            <text:p>Wednesday</text:p>
          </table:table-cell>
          <table:table-cell table:number-columns-repeated="3"/>
        </table:table-row>
        <table:table-row table:style-name="ro6">
          <table:table-cell table:style-name="ce29" office:value-type="string" calcext:value-type="string">
            <text:p>Very Advanced Datastructres and Techniques</text:p>
          </table:table-cell>
          <table:table-cell table:number-columns-repeated="2"/>
          <table:table-cell table:style-name="ce54" office:value-type="date" office:date-value="2018-08-23" calcext:value-type="date">
            <text:p>43335</text:p>
          </table:table-cell>
          <table:table-cell table:style-name="ce23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1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38"/>
          <table:covered-table-cell table:style-name="ce23"/>
          <table:table-cell table:number-columns-repeated="3"/>
        </table:table-row>
        <table:table-row table:style-name="ro5" table:number-rows-repeated="26">
          <table:table-cell table:number-columns-repeated="3"/>
          <table:table-cell table:style-name="ce38"/>
          <table:table-cell table:style-name="ce23"/>
          <table:table-cell table:number-columns-repeated="3"/>
        </table:table-row>
        <table:table-row table:style-name="ro5">
          <table:table-cell table:number-columns-repeated="3"/>
          <table:table-cell table:style-name="ce38"/>
          <table:table-cell table:style-name="ce22"/>
          <table:table-cell table:number-columns-repeated="3"/>
        </table:table-row>
        <table:table-row table:style-name="ro5" table:number-rows-repeated="2">
          <table:table-cell table:number-columns-repeated="3"/>
          <table:table-cell table:style-name="ce38"/>
          <table:table-cell table:style-name="ce23"/>
          <table:table-cell table:number-columns-repeated="3"/>
        </table:table-row>
        <table:table-row table:style-name="ro7" table:number-rows-repeated="1048079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9" table:default-cell-style-name="ce117"/>
        <table:table-column table:style-name="co7" table:number-columns-repeated="15" table:default-cell-style-name="ce117"/>
        <table:table-row table:style-name="ro6">
          <table:table-cell table:style-name="ce116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118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119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119" office:value-type="string" calcext:value-type="string">
            <text:p><text:a xlink:href="https://en.wikipedia.org/wiki/Hungarian_algorithm" xlink:type="simple">https://en.wikipedia.org/wiki/Hungarian_algorithm</text:a>  ;; </text:p>
          </table:table-cell>
          <table:table-cell table:number-columns-repeated="15"/>
        </table:table-row>
        <table:table-row table:style-name="ro1">
          <table:table-cell table:style-name="ce119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119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120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119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120" office:value-type="string" calcext:value-type="string">
            <text:p>Sorting : Bottom-Up Merge sort for Array, LL</text:p>
          </table:table-cell>
          <table:table-cell table:number-columns-repeated="15"/>
        </table:table-row>
        <table:table-row table:style-name="ro1">
          <table:table-cell table:style-name="ce112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121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8">
          <table:table-cell table:style-name="ce121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121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121" office:value-type="string" calcext:value-type="string">
            <text:p>https://www.hackerearth.com/practice/algorithms/sorting/insertion-sort/practice-problems/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3"/>
        <table:table-row table:style-name="ro8">
          <table:table-cell table:style-name="ce46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46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47" office:value-type="string" calcext:value-type="string">
            <text:p>1 month <text:s/>: <text:s/>100</text:p>
          </table:table-cell>
        </table:table-row>
        <table:table-row table:style-name="ro1">
          <table:table-cell table:style-name="ce47" office:value-type="string" calcext:value-type="string">
            <text:p>3 months : 300 </text:p>
          </table:table-cell>
        </table:table-row>
        <table:table-row table:style-name="ro1">
          <table:table-cell table:style-name="ce47" office:value-type="string" calcext:value-type="string">
            <text:p>9 months : 900</text:p>
          </table:table-cell>
        </table:table-row>
        <table:table-row table:style-name="ro1">
          <table:table-cell table:style-name="ce48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49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49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46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1:54:23.668046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8-22T11:54:42.527362597</dc:date>
    <meta:editing-duration>PT21H9M20S</meta:editing-duration>
    <meta:editing-cycles>1030</meta:editing-cycles>
    <meta:generator>LibreOffice/4.2.3.3$Linux_X86_64 LibreOffice_project/420m0$Build-3</meta:generator>
    <meta:document-statistic meta:table-count="3" meta:cell-count="1296" meta:object-count="0"/>
  </office:meta>
</office:document-meta>
</file>